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P1" style:family="paragraph" style:parent-style-name="Plain_20_Text" style:list-style-name="WWNum1"/>
    <style:style style:name="P2" style:family="paragraph" style:parent-style-name="Plain_20_Text" style:list-style-name="WWNum2"/>
    <style:style style:name="P3" style:family="paragraph" style:parent-style-name="Plain_20_Text">
      <style:text-properties style:font-name="Arial" fo:font-size="11pt" style:font-size-asian="11pt" style:font-name-complex="Arial1" style:font-size-complex="11pt"/>
    </style:style>
    <style:style style:name="P4" style:family="paragraph" style:parent-style-name="Plain_20_Text">
      <style:text-properties officeooo:paragraph-rsid="0013069c"/>
    </style:style>
    <style:style style:name="P5" style:family="paragraph" style:parent-style-name="Plain_20_Text">
      <style:text-properties officeooo:paragraph-rsid="00172e96"/>
    </style:style>
    <style:style style:name="P6" style:family="paragraph" style:parent-style-name="Plain_20_Text" style:master-page-name="Standard">
      <style:paragraph-properties style:page-number="auto"/>
    </style:style>
    <style:style style:name="T1" style:family="text">
      <style:text-properties style:font-name="Arial" fo:font-size="11pt" style:font-size-asian="11pt" style:font-name-complex="Arial1" style:font-size-complex="11pt"/>
    </style:style>
    <style:style style:name="T2" style:family="text">
      <style:text-properties style:font-name="Arial" fo:font-size="11pt" officeooo:rsid="0013069c" style:font-size-asian="11pt" style:font-name-complex="Arial1" style:font-size-complex="11pt"/>
    </style:style>
    <style:style style:name="T3" style:family="text">
      <style:text-properties style:font-name="Arial" fo:font-size="11pt" officeooo:rsid="00131705" style:font-size-asian="11pt" style:font-name-complex="Arial1" style:font-size-complex="11pt"/>
    </style:style>
    <style:style style:name="T4" style:family="text">
      <style:text-properties style:font-name="Arial" fo:font-size="11pt" officeooo:rsid="0014ceea" style:font-size-asian="11pt" style:font-name-complex="Arial1" style:font-size-complex="11pt"/>
    </style:style>
    <style:style style:name="T5" style:family="text">
      <style:text-properties style:font-name="Arial" fo:font-size="11pt" officeooo:rsid="0014f988" style:font-size-asian="11pt" style:font-name-complex="Arial1" style:font-size-complex="11pt"/>
    </style:style>
    <style:style style:name="T6" style:family="text">
      <style:text-properties style:font-name="Arial" fo:font-size="11pt" officeooo:rsid="00166770" style:font-size-asian="11pt" style:font-name-complex="Arial1" style:font-size-complex="11pt"/>
    </style:style>
    <style:style style:name="T7" style:family="text">
      <style:text-properties style:font-name="Arial" fo:font-size="11pt" officeooo:rsid="00171d2a" style:font-size-asian="11pt" style:font-name-complex="Arial1" style:font-size-complex="11pt"/>
    </style:style>
    <style:style style:name="T8" style:family="text">
      <style:text-properties style:font-name="Arial" fo:font-size="11pt" officeooo:rsid="00172e96" style:font-size-asian="11pt" style:font-name-complex="Arial1" style:font-size-complex="11pt"/>
    </style:style>
    <style:style style:name="T9" style:family="text">
      <style:text-properties style:font-name="Arial" fo:font-size="11pt" fo:font-weight="bold" style:font-size-asian="11pt" style:font-weight-asian="bold" style:font-name-complex="Arial1" style:font-size-complex="11pt"/>
    </style:style>
    <style:style style:name="T10" style:family="text">
      <style:text-properties fo:color="#000000" style:font-name="Arial" fo:font-size="11pt" style:font-size-asian="11pt" style:font-name-complex="Arial1" style:font-size-complex="11pt"/>
    </style:style>
    <style:style style:name="T11" style:family="text">
      <style:text-properties style:text-position="super 58%" style:font-name="Arial" fo:font-size="11pt" style:font-size-asian="11pt"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YEAR 3:</text:span></text:p>
      <text:p text:style-name="Plain_20_Text"><text:span text:style-name="T9">Major activities</text:span></text:p>
      <text:p text:style-name="Plain_20_Text"><text:span text:style-name="T1">Developments during year three focused on several aspects of this project including:</text:span></text:p>
      <text:list xml:id="list1894065893" text:style-name="WWNum1">
        <text:list-item>
          <text:p text:style-name="P1"><text:span text:style-name="T1">Continued development of the general multiscale communication library, AMSI (Adaptive Multimodel Simulation Infrastructure), using the multiscale fibrous soft tissue model as a test bed.</text:span></text:p>
        </text:list-item>
        <text:list-item>
          <text:p text:style-name="P1"><text:span text:style-name="T1">Completion of working (but unverified) version of two scale soft tissue model with fiber-only RVEs in which all parallelism is performed by AMSI.</text:span></text:p>
        </text:list-item>
        <text:list-item>
          <text:p text:style-name="P1"><text:span text:style-name="T1">Execution of above mentioned model on AMOS supercomputer (</text:span><text:span text:style-name="T10">IBM Blue Gene/Q</text:span><text:span text:style-name="T1">) utilizing up to 4000 processes.</text:span></text:p>
        </text:list-item>
        <text:list-item>
          <text:p text:style-name="P1"><text:span text:style-name="T1">Development of migration and other load balancing algorithms to improve scaling within both the general framework of AMSI and the soft tissue model.</text:span></text:p>
        </text:list-item>
      </text:list>
      <text:p text:style-name="P4"><text:span text:style-name="T2">The Adaptive Multimodel Simulation Infrastructure (AMSI) has been developed to provide a set of support libraries and functionalities for the development, implementation, and execution of general multimod</text:span><text:span text:style-name="T3">e</text:span><text:span text:style-name="T2">l simulations. </text:span><text:span text:style-name="T4">Key areas of functionality for AMSI include </text:span><text:span text:style-name="T5">managing the parallel execution space of multimodel simulations,</text:span><text:span text:style-name="T6"> scale-linking communications, </text:span><text:span text:style-name="T7">and dynamic scale-sensitive load-balancing operations. </text:span></text:p>
      <text:p text:style-name="P5"><text:span text:style-name="T8">AMSI provides runtime support for these key areas through maintaining a real-time minimal meta-data model of various qualities of the simulation, with respect to parallel execution requirements for simulation scale-tasks, scale-linking operations and the actual data representations of such scale-linking communications, and many additional quantities. This meta-data itself is intended to be generalized and extensible such that additional functionalities depending on an extended meta-model may be implemented by AMSI users, though at present only the meta-data system is limited to those pieces of meta-data required for currently implemented AMSI functionality.</text:span></text:p>
      <text:p text:style-name="P5"><text:span text:style-name="T8"/></text:p>
      <text:p text:style-name="Plain_20_Text"><text:span text:style-name="T1">A general infrastructure for parallel communication of multimodel data has been developed and named AMSI (Adaptive Multimodel Simulation Infrastructure). This infrastructure has been integrated into the </text:span></text:p>
      <text:p text:style-name="Plain_20_Text"><text:span text:style-name="T1">multiscale soft tissue model which now exclusively utilizes the general mechanisms supplied by AMSI for multiscale data communication instead of ad-hoc methods typically present in multiscale simulations. The general nature of AMSI allows it to be utilized in any parallel multimodel simulation, at present it has – outside of test cases – been used exclusively with the multiscale soft tissue model which is an RVE-based hierarchical two scale model.</text:span></text:p>
      <text:p text:style-name="Plain_20_Text"><text:span text:style-name="T1">The above mentioned soft tissue model has been developed and is in a working state, but is still being verified. The current working version employs fiber-only RVEs at a dynamically-determinable subset of the integration points of the macroscale finite element analysis, constituting a two scale </text:span><text:bookmark-start text:name="__DdeLink__99_523537456"/><text:span text:style-name="T1">hierarchical</text:span><text:bookmark-end text:name="__DdeLink__99_523537456"/><text:span text:style-name="T1"> </text:span><text:soft-page-break/><text:span text:style-name="T1">model. The mechanical aspects of the current model are not novel in the current version, but the computer science aspects including AMSI’s provided support for multiscale communication and multiscale scaling and load-balancing concerns are. The current implementation supports several features not included in the previous iterations such as initial multiscale load balancing of RVEs and dynamic determination not only of whether an RVE should be used in lieu of a constitutive model at each engineering-scale numerical integration point, but also which type of RVE should be used. The verified coupled fiber-matrix RVE is currently being integrated into the simulation as an RVE choice. Software aspects have also been improved, including reduced memory footprints and a high-level interface specification for conducting finite element analysis (now included as part of AMSI) for use in the macroscale analysis, the fiber-matrix RVE, and a planned intermediate scale to be included in the near future.</text:span></text:p>
      <text:p text:style-name="Plain_20_Text"><text:span text:style-name="T1">The model has been run successfully on the AMOS supercomputer at CCI/RPI. Load balancing and migration of RVEs are being developed to improve scalability. Weak scaling tests have been performed up to 4000 microscale processes and 32 macroscale processes.</text:span></text:p>
      <text:p text:style-name="Plain_20_Text"/>
      <text:p text:style-name="Plain_20_Text"/>
      <text:p text:style-name="Plain_20_Text"/>
      <text:p text:style-name="Plain_20_Text"><text:span text:style-name="T9">Specific Objectives</text:span></text:p>
      <text:p text:style-name="Plain_20_Text"/>
      <text:p text:style-name="Plain_20_Text"><text:span text:style-name="T1">The specific objectives of this project are to:</text:span></text:p>
      <text:list xml:id="list1892537099" text:style-name="WWNum2">
        <text:list-item>
          <text:p text:style-name="P2"><text:span text:style-name="T1">Define abstractions and methods that bridge physics and mathematics formalisms to the models and computational methods needed for component-based adaptive multimodel analysis. This infrastructure must maintain a clear understanding of all the relations and transformations executed and relate them to a multiscale design specification. Such capabilities are essential to tracking design sensitivities and uncertainties within a multiscale design process.</text:span></text:p>
          <text:list>
            <text:list-item>
              <text:p text:style-name="P2"/>
            </text:list-item>
          </text:list>
        </text:list-item>
        <text:list-item>
          <text:p text:style-name="P2"><text:span text:style-name="T1">Implement interoperable components that support the relations and transformations associated with the domain, model and field interactions of the abstracted simulation components.</text:span></text:p>
          <text:list>
            <text:list-item>
              <text:p text:style-name="P2"><text:span text:style-name="T1">Inclusion of high-level abs</text:span><text:bookmark text:name="_GoBack"/><text:span text:style-name="T1">tract interfaces supporting the implementation of finite element analysis codes in the AMSI system is one of the first concrete steps toward this goal. Generalizing this abstraction further to accommodate interactions between the specified areas is an area of future work. Fortunately this work has proven to be predominantly orthogonal to the work being conducted on other areas of AMSI, and usage of the multiscale parallel operations of the AMSI system in no way requires adherence to any specific interface.</text:span></text:p>
            </text:list-item>
          </text:list>
        </text:list-item>
        <text:list-item>
          <text:p text:style-name="P2"><text:soft-page-break/><text:span text:style-name="T1">Define and implement a methodology to supports the full range of adaptive model, scale linking and discretization control techniques needed for multiscale simulations.</text:span></text:p>
          <text:list>
            <text:list-item>
              <text:p text:style-name="P2"/>
            </text:list-item>
          </text:list>
        </text:list-item>
        <text:list-item>
          <text:p text:style-name="P2"><text:span text:style-name="T1">Develop multilevel dynamic load balancing techniques to support the scalable execution of adaptive multiscale simulations on massively parallel computers.</text:span></text:p>
          <text:list>
            <text:list-item>
              <text:p text:style-name="P2"><text:span text:style-name="T1">Current developments are focused primarily in this area. Support for dynamic addition and deletion of RVEs has been implemented, along with the capability to define how these modifications to the parallel structure effect load-balancing. Support for general dynamic migration of parallel scale-tasks is the current focus of implementation. (Hopefully we will have some initial results to put at the end of the report by the 12</text:span><text:span text:style-name="T11">th</text:span><text:span text:style-name="T1">)</text:span></text:p>
            </text:list-item>
          </text:list>
        </text:list-item>
        <text:list-item>
          <text:p text:style-name="P2"><text:span text:style-name="T1">Develop multiscale simulation applications that demonstrate the effectiveness of the tools and technologies developed.</text:span></text:p>
        </text:list-item>
      </text:list>
      <text:p text:style-name="Plain_20_Text"><text:span text:style-name="T1">RESULTS and achievements</text:span></text:p>
      <text:p text:style-name="Plain_20_Text"><text:span text:style-name="T1">Discussion of SIAM conference presentation and focuses</text:span></text:p>
      <text:p text:style-name="Plain_20_Text"><text:span text:style-name="T1">Scaling results generated for SIAM PP14</text:span></text:p>
      <text:p text:style-name="Plain_20_Text"><text:span text:style-name="T1">(Hopefully) initial results related to RVE addition/deletion and migration</text:span></text:p>
      <text:p text:style-name="P3"/>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text:soft-page-break/></text:p>
      <text:p text:style-name="Plain_20_Text"/>
      <text:p text:style-name="Plain_20_Text"/>
      <text:p text:style-name="Plain_20_Text"><text:span text:style-name="T1">The partial results and achievements to date are indicated in the activities. As a project focused on the development of an overall software infrastructure, there is the need to address a large number of base technical issues and methods before useful results can be obtained. </text:span></text:p>
      <text:p text:style-name="Plain_20_Text"/>
      <text:p text:style-name="Plain_20_Text"/>
      <text:p text:style-name="Plain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DejaVu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0.5in"/>
        </style:tab-stops>
      </style:paragraph-properties>
      <style:text-properties fo:color="#00000a" style:font-name="Cambria" fo:font-size="12pt" style:font-name-asian="WenQuanYi Micro Hei" style:font-size-asian="12pt"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
    </style:style>
    <style:style style:name="caption" style:family="paragraph" style:parent-style-name="Standard"/>
    <style:style style:name="Plain_20_Text" style:display-name="Plain Text" style:family="paragraph" style:parent-style-name="Standard"/>
    <style:style style:name="Reference" style:family="paragraph"/>
    <style:style style:name="number" style:family="paragraph" style:parent-style-name="Reference"/>
    <style:style style:name="Normal_20__28_Web_29_" style:display-name="Normal (Web)" style:family="paragraph" style:parent-style-name="Standard"/>
    <style:style style:name="Default_20_Paragraph_20_Font" style:display-name="Default Paragraph Font" style:family="text"/>
    <style:style style:name="Plain_20_Text_20_Char" style:display-name="Plain Text Char" style:family="text" style:parent-style-name="Default_20_Paragraph_20_Font"/>
    <style:style style:name="doi" style:family="text" style:parent-style-name="Default_20_Paragraph_20_Font"/>
    <style:style style:name="label" style:family="text" style:parent-style-name="Default_20_Paragraph_20_Font"/>
    <style:style style:name="value" style:family="text" style:parent-style-name="Default_20_Paragraph_20_Font"/>
    <style:style style:name="slug-doi"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text-properties style:font-name-complex="Symbol1"/>
    </style:style>
    <style:style style:name="ListLabel_20_6" style:display-name="ListLabel 6" style:family="text">
      <style:text-properties style:font-name-complex="Courier New1"/>
    </style:style>
    <style:style style:name="ListLabel_20_7" style:display-name="ListLabel 7" style:family="text">
      <style:text-properties style:font-name-complex="Wingding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7492in" fo:margin-right="0.7492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 Shephard</meta:initial-creator>
    <dc:creator>William Tobin</dc:creator>
    <meta:editing-cycles>42</meta:editing-cycles>
    <meta:creation-date>2012-06-09T18:19:00</meta:creation-date>
    <dc:date>2014-05-30T17:32:56</dc:date>
    <meta:editing-duration>PT06H46M46S</meta:editing-duration>
    <meta:generator>OpenOffice.org/3.2$Unix OpenOffice.org_project/320m19$Build-9505</meta:generator>
    <meta:document-statistic meta:table-count="0" meta:image-count="0" meta:object-count="0" meta:page-count="4" meta:paragraph-count="27" meta:word-count="949" meta:character-count="6574"/>
    <meta:template xlink:type="simple" xlink:actuate="onRequest" xlink:title="Normal" xlink:href=""/>
  </office:meta>
</office:document-meta>
</file>